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itle">
      <style:text-properties fo:language="es" fo:country="AR" officeooo:rsid="00066166" officeooo:paragraph-rsid="00066166"/>
    </style:style>
    <style:style style:name="P7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a09a0"/>
    </style:style>
    <style:style style:name="T3" style:family="text">
      <style:text-properties fo:language="es" fo:country="AR" officeooo:rsid="000996e5"/>
    </style:style>
    <style:style style:name="T4" style:family="text">
      <style:text-properties officeooo:rsid="00091b91"/>
    </style:style>
    <style:style style:name="T5" style:family="text">
      <style:text-properties officeooo:rsid="000996e5"/>
    </style:style>
    <style:style style:name="T6" style:family="text">
      <style:text-properties officeooo:rsid="000a09a0"/>
    </style:style>
    <style:style style:name="T7" style:family="text">
      <style:text-properties fo:font-size="11pt" fo:language="es" fo:country="AR" officeooo:rsid="000a09a0" style:font-size-asian="9.60000038146973pt" style:font-size-complex="11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7" text:outline-level="1"><text:bookmark-start text:name="__RefHeading___Toc344_2193281161"/>Introducción<text:bookmark-end text:name="__RefHeading___Toc344_2193281161"/></text:h>
      <text:h text:style-name="P7" text:outline-level="1"><text:bookmark-start text:name="__RefHeading___Toc346_2193281161"/>Trabajo previo<text:bookmark-end text:name="__RefHeading___Toc346_2193281161"/></text:h>
      <text:h text:style-name="P7" text:outline-level="1"><text:bookmark-start text:name="__RefHeading___Toc348_2193281161"/>Marco teórico<text:bookmark-end text:name="__RefHeading___Toc348_2193281161"/></text:h>
      <text:p text:style-name="Text_20_body"><text:span text:style-name="T1">Se llama huella dactilar a la impresión que deja </text:span><text:span text:style-name="T7">la punta del dedo </text:span><text:span text:style-name="T3">cuando </text:span><text:span text:style-name="T7">es</text:span><text:span text:style-name="T3"> presionado sobre una superficie. Esta impresión es producida por áreas elevadas de la piel llamadas crestas de fricción.</text:span></text:p>
      <text:h text:style-name="P7" text:outline-level="1"><text:bookmark-start text:name="__RefHeading___Toc350_2193281161"/>Diseño de la propuesta<text:bookmark-end text:name="__RefHeading___Toc350_2193281161"/></text:h>
      <text:h text:style-name="P7" text:outline-level="1"><text:bookmark-start text:name="__RefHeading___Toc352_2193281161"/>Implementación<text:bookmark-end text:name="__RefHeading___Toc352_2193281161"/></text:h>
      <text:h text:style-name="P7" text:outline-level="1"><text:bookmark-start text:name="__RefHeading___Toc354_2193281161"/>Conclusiones<text:bookmark-end text:name="__RefHeading___Toc354_2193281161"/></text:h>
      <text:h text:style-name="P7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4.99m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210.01mm" fo:page-height="297mm" style:num-format="1" style:print-orientation="portrait" fo:margin-top="30mm" fo:margin-bottom="30mm" fo:margin-left="30mm" fo:margin-right="3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2:32:46.193913752</meta:creation-date>
    <dc:date>2021-01-08T19:08:44.809216971</dc:date>
    <meta:editing-duration>PT34M4S</meta:editing-duration>
    <meta:editing-cycles>5</meta:editing-cycles>
    <meta:generator>LibreOffice/7.0.2.2$Linux_X86_64 LibreOffice_project/3a01483fc371ab18cfca4bab0d636937da5eaf70</meta:generator>
    <meta:document-statistic meta:table-count="0" meta:image-count="0" meta:object-count="0" meta:page-count="10" meta:paragraph-count="19" meta:word-count="74" meta:character-count="463" meta:non-whitespace-character-count="408"/>
  </office:meta>
</office:document-meta>
</file>